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jour,</text:p>
      <text:p text:style-name="P1">Je me permets de vous contacter suite à ma candidature que je vous ai transmise par mail le XXX. Je suis actuellement en école d’ingénieur à XXX et suis extrêmement intéressé par un poste de XXX dans votre entreprise.</text:p>
      <text:p text:style-name="P1">J’espère que mon CV et ma lettre de motivation vous sont bien parvenus. N’hésitez pas à me faire part de quelque document manquant, notamment des références si nécessaire. </text:p>
      <text:p text:style-name="P1">Je reste à votre entière disposition pour un rendez-vous, afin de vous exposer plus en détails mes compétences et motivations.</text:p>
      <text:p text:style-name="P1">Cordialement,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6T11:53:48.807000000</meta:creation-date>
    <dc:date>2022-11-16T16:57:59.425000000</dc:date>
    <meta:editing-duration>PT5H4M11S</meta:editing-duration>
    <meta:editing-cycles>1</meta:editing-cycles>
    <meta:document-statistic meta:table-count="0" meta:image-count="0" meta:object-count="0" meta:page-count="1" meta:paragraph-count="5" meta:word-count="89" meta:character-count="536" meta:non-whitespace-character-count="451"/>
    <meta:generator>LibreOffice/7.4.1.2$Windows_X86_64 LibreOffice_project/3c58a8f3a960df8bc8fd77b461821e42c061c5f0</meta:generator>
  </office:meta>
</office:document-meta>
</file>